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patibleClassChangeError.IncompatibleClassChang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compatibleClassChangeError.IncompatibleClassChange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